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Cambria, 'Times New Roman', Times, serif"/>
    <style:font-face style:name="Times New Roman1" svg:font-family="'Times New Roman'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note">
      <style:text-properties officeooo:rsid="00171803" officeooo:paragraph-rsid="00171803"/>
    </style:style>
    <style:style style:name="P2" style:family="paragraph" style:parent-style-name="Standard">
      <style:text-properties fo:language="en" fo:country="US" officeooo:rsid="001faf7b" officeooo:paragraph-rsid="0021009a"/>
    </style:style>
    <style:style style:name="P3" style:family="paragraph" style:parent-style-name="Standard">
      <style:text-properties style:font-name="Helvetica Neue" fo:font-size="10pt" fo:language="en" fo:country="US" officeooo:rsid="00158193" officeooo:paragraph-rsid="00158193" style:font-size-asian="10pt" style:font-size-complex="10pt"/>
    </style:style>
    <style:style style:name="P4" style:family="paragraph" style:parent-style-name="Standard">
      <style:text-properties style:font-name="Helvetica Neue" fo:font-size="10pt" fo:language="en" fo:country="US" officeooo:rsid="001faf7b" officeooo:paragraph-rsid="001faf7b" style:font-size-asian="10pt" style:font-size-complex="10pt"/>
    </style:style>
    <style:style style:name="P5" style:family="paragraph" style:parent-style-name="Standard">
      <style:text-properties style:font-name="Helvetica Neue" fo:font-size="10pt" fo:language="en" fo:country="US" officeooo:rsid="001faf7b" officeooo:paragraph-rsid="0021009a" style:font-size-asian="10pt" style:font-size-complex="10pt"/>
    </style:style>
    <style:style style:name="P6" style:family="paragraph" style:parent-style-name="Standard">
      <style:text-properties style:font-name="Helvetica Neue" fo:font-size="10pt" fo:language="en" fo:country="US" officeooo:rsid="001d7926" officeooo:paragraph-rsid="001d7926" style:font-size-asian="10pt" style:font-size-complex="10pt"/>
    </style:style>
    <style:style style:name="P7" style:family="paragraph" style:parent-style-name="Standard">
      <style:text-properties style:font-name="Helvetica Neue" fo:font-size="10pt" fo:language="en" fo:country="US" officeooo:rsid="00178095" officeooo:paragraph-rsid="001d7926" style:font-size-asian="10pt" style:font-size-complex="10pt"/>
    </style:style>
    <style:style style:name="P8" style:family="paragraph" style:parent-style-name="Standard">
      <style:text-properties style:font-name="Helvetica Neue" fo:font-size="10pt" fo:language="en" fo:country="US" officeooo:rsid="0015fa94" officeooo:paragraph-rsid="001d7926" style:font-size-asian="10pt" style:font-size-complex="10pt"/>
    </style:style>
    <style:style style:name="P9" style:family="paragraph" style:parent-style-name="Standard">
      <style:text-properties style:font-name="Helvetica Neue" fo:font-size="10pt" fo:language="en" fo:country="US" officeooo:rsid="0015fa94" officeooo:paragraph-rsid="0015fa94" style:font-size-asian="10pt" style:font-size-complex="10pt"/>
    </style:style>
    <style:style style:name="P10" style:family="paragraph" style:parent-style-name="Standard">
      <style:text-properties style:font-name="Helvetica Neue" fo:font-size="10pt" fo:language="en" fo:country="US" officeooo:rsid="0015fa94" officeooo:paragraph-rsid="00178095" style:font-size-asian="10pt" style:font-size-complex="10pt"/>
    </style:style>
    <style:style style:name="P11" style:family="paragraph" style:parent-style-name="Standard">
      <style:text-properties style:font-name="Helvetica Neue" fo:font-size="10pt" fo:language="en" fo:country="US" officeooo:rsid="0015fa94" officeooo:paragraph-rsid="001ee861" style:font-size-asian="10pt" style:font-size-complex="10pt"/>
    </style:style>
    <style:style style:name="P12" style:family="paragraph" style:parent-style-name="Standard">
      <style:text-properties style:font-name="Helvetica Neue" fo:font-size="10pt" fo:language="en" fo:country="US" officeooo:rsid="001ee861" officeooo:paragraph-rsid="001ee861" style:font-size-asian="10pt" style:font-size-complex="10pt"/>
    </style:style>
    <style:style style:name="P13" style:family="paragraph" style:parent-style-name="Standard">
      <style:text-properties style:font-name="Helvetica Neue" fo:font-size="10pt" fo:language="en" fo:country="US" officeooo:rsid="001ee861" officeooo:paragraph-rsid="0021f630" style:font-size-asian="10pt" style:font-size-complex="10pt"/>
    </style:style>
    <style:style style:name="P14" style:family="paragraph" style:parent-style-name="Standard">
      <style:text-properties style:font-name="Helvetica Neue" fo:font-size="10pt" fo:language="en" fo:country="US" officeooo:rsid="001bb654" officeooo:paragraph-rsid="001bb654" style:font-size-asian="10pt" style:font-size-complex="10pt"/>
    </style:style>
    <style:style style:name="P15" style:family="paragraph" style:parent-style-name="Standard">
      <style:text-properties style:font-name="Helvetica Neue" fo:font-size="10pt" fo:language="en" fo:country="US" officeooo:rsid="0021009a" officeooo:paragraph-rsid="0021009a" style:font-size-asian="10pt" style:font-size-complex="10pt"/>
    </style:style>
    <style:style style:name="P16" style:family="paragraph" style:parent-style-name="Standard">
      <style:text-properties style:font-name="Helvetica Neue" fo:font-size="10pt" fo:language="en" fo:country="US" officeooo:rsid="0021f630" officeooo:paragraph-rsid="0021f630" style:font-size-asian="10pt" style:font-size-complex="10pt"/>
    </style:style>
    <style:style style:name="P17" style:family="paragraph" style:parent-style-name="Standard">
      <style:text-properties style:font-name="Helvetica Neue" fo:font-size="10pt" fo:language="en" fo:country="US" officeooo:rsid="00222060" officeooo:paragraph-rsid="00222060" style:font-size-asian="10pt" style:font-size-complex="10pt"/>
    </style:style>
    <style:style style:name="T1" style:family="text">
      <style:text-properties officeooo:rsid="00171803"/>
    </style:style>
    <style:style style:name="T2" style:family="text">
      <style:text-properties officeooo:rsid="00188643"/>
    </style:style>
    <style:style style:name="T3" style:family="text">
      <style:text-properties officeooo:rsid="001b3966"/>
    </style:style>
    <style:style style:name="T4" style:family="text">
      <style:text-properties officeooo:rsid="0021009a"/>
    </style:style>
    <style:style style:name="T5" style:family="text">
      <style:text-properties fo:font-variant="normal" fo:text-transform="none" fo:color="#02141f" fo:letter-spacing="normal" fo:font-style="normal" fo:font-weight="normal"/>
    </style:style>
    <style:style style:name="T6" style:family="text">
      <style:text-properties fo:font-variant="normal" fo:text-transform="none" fo:color="#02141f" fo:letter-spacing="normal" fo:font-style="normal" fo:font-weight="normal" officeooo:rsid="0021009a"/>
    </style:style>
    <style:style style:name="T7" style:family="text">
      <style:text-properties fo:font-variant="normal" fo:text-transform="none" fo:color="#02141f" fo:letter-spacing="normal" fo:font-style="normal" fo:font-weight="normal" officeooo:rsid="0021f630"/>
    </style:style>
    <style:style style:name="T8" style:family="text">
      <style:text-properties style:font-name="Helvetica Neue" fo:font-size="10pt" style:font-size-asian="10pt" style:font-size-complex="10pt"/>
    </style:style>
    <style:style style:name="T9" style:family="text">
      <style:text-properties style:font-name="Helvetica Neue" fo:font-size="10pt" officeooo:rsid="0021009a" style:font-size-asian="10pt" style:font-size-complex="10pt"/>
    </style:style>
    <style:style style:name="T10" style:family="text">
      <style:text-properties officeooo:rsid="0021f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eline on Russia v USA</text:p>
      <text:p text:style-name="P3"/>
      <text:p text:style-name="P4">2014 Russia annexes Crimea</text:p>
      <text:p text:style-name="P3"/>
      <text:p text:style-name="P6">4 November 2014</text:p>
      <text:p text:style-name="P7"><text:span text:style-name="T2">The “wire tap” of </text:span>Assistant Secretary of State Victoria Nuland <text:span text:style-name="T2">preceded the spearphishing campaign. From my small experience in 1991 with 5ESS switches a wire tap would be rather easy to do by adding “bridge tap” in a customers translation. You could redirect the call to a central location to record.</text:span></text:p>
      <text:p text:style-name="P8"/>
      <text:p text:style-name="P12">September 2015 Fusion GPS is hired by Republican opponents of Trump</text:p>
      <text:p text:style-name="P3"/>
      <text:p text:style-name="P9">2015 <text:s/>1800 google accounts were targeted in spearphishing attacks<text:span text:style-name="T1">URLs like accounts-google.com</text:span><text:span text:style-name="T1"><text:note text:id="ftn1" text:note-class="footnote"><text:note-citation>1</text:note-citation><text:note-body><text:p text:style-name="P1">phishtank.com</text:p></text:note-body></text:note></text:span>, <text:span text:style-name="T1">using </text:span>. NGO's, governments and military. Fancy Bear <text:span text:style-name="T3">(APT</text:span>-28, Pawn Storm, Sednit, Sofacy) believed to be FSB, Russia. The group used Bitly URL shortening service. The accounts belonged to Russian individuals,<text:span text:style-name="T1"> individuals from former Soviet block countries and current former Russian military and government personnel. Many of the targets were people of interest regarding Ukraine. </text:span></text:p>
      <text:p text:style-name="P9"/>
      <text:p text:style-name="P12">June 2016 Steele joins Fusion GPS</text:p>
      <text:p text:style-name="P9"/>
      <text:p text:style-name="P12">June 2016 Christopher Steel writes a memo to the FBI regarding his discoveries</text:p>
      <text:p text:style-name="P10"/>
      <text:p text:style-name="P12">July 2016 Trump wins the Republican nomination </text:p>
      <text:p text:style-name="P12"/>
      <text:p text:style-name="P2"><text:span text:style-name="T8">18 July 2016 </text:span><text:a xlink:type="simple" xlink:href="https://www.washingtonpost.com/opinions/global-opinions/trump-campaign-guts-gops-anti-russia-stance-on-ukraine/2016/07/18/98adb3b0-4cf3-11e6-a7d8-13d06b37f256_story.html?utm_term=.4f829c8a8872"><text:span text:style-name="T9">WaPo Reports</text:span></text:a><text:span text:style-name="T9"> </text:span><text:span text:style-name="T8">Trump campaign </text:span><text:span text:style-name="T9">worked behind the scenes the previous week to make sure the new Republican platform won’t call for giving weapons to Ukraine to fight Russian and rebel forces. </text:span></text:p>
      <text:p text:style-name="P12"/>
      <text:p text:style-name="P4">19 July 2016 Briefing 2016/95 states Trump in return for Wikileaks email drip campaign agreed to sideline Russian intervention in Ukraine as a campaign issue. News outlets reported just such a controversy at the Republican National Convention </text:p>
      <text:p text:style-name="P4"/>
      <text:p text:style-name="P15">27 July DORAL, Fla., Trump states, “Russia, if you’re listening, I hope you’re able to find the 30,000 emails that are missing” he states twice how he has nothing to do with Russia</text:p>
      <text:p text:style-name="P4"/>
      <text:p text:style-name="P13">27 July 2016 <text:span text:style-name="T10">Mareike Aden, a German reporter, asked whether a President Trump would recognize Crimea as Russian and lift sanctions on Moscow imposed after its 2014 annexation of the Ukrainian territory. </text:span>Mr Trump stated that he would recognize Moscow’s annexation of Crimea. <text:span text:style-name="T10">“Yes. We would be looking at that.”</text:span></text:p>
      <text:p text:style-name="P4"/>
      <text:p text:style-name="P5"><text:span text:style-name="T4">31 Jul Manafort said on NBC’s Meet the Press that the change in language on Ukraine “absolutely did not come from the Trump campaign.” </text:span><text:span text:style-name="T6">But this account is contradicted by four sources in the room, both for and against the language. -</text:span><text:a xlink:type="simple" xlink:href="http://www.thedailybeast.com/articles/2016/08/03/trump-campaign-changed-ukraine-platform-lied-about-it.html"><text:span text:style-name="T7">Daily Beast</text:span></text:a></text:p>
      <text:p text:style-name="P5"><text:span text:style-name="T7"/></text:p>
      <text:p text:style-name="P16"><text:span text:style-name="T5">31 Jul Trump answering Stephanopoulos, </text:span><text:span text:style-name="T7">"The people of Crimea, from what I’ve heard, would rather be with Russia than where they were," Trump said. -</text:span><text:a xlink:type="simple" xlink:href="http://www.politifact.com/truth-o-meter/article/2016/aug/04/did-trump-campaign-soften-platform-language-benefi/"><text:span text:style-name="T5">PolitiFact</text:span></text:a></text:p>
      <text:p text:style-name="P11"/>
      <text:p text:style-name="P17">26 Oct Giuliani, “I think he's [Trump] got a surprise or two you’re going to hear about in the next few days. We’ve got a couple of things up our sleeve that should turn things around”</text:p>
      <text:p text:style-name="P17"/>
      <text:p text:style-name="P17">28 Oct James Comey delivers a letter to Congress declaring that the Clinton email matter was, perhaps, not entirely done after all.</text:p>
      <text:p text:style-name="P11"/>
      <text:p text:style-name="P14">11Nov 16 Russian diplomat say they maintained contact with many members of the Trump team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Cambria, 'Times New Roman', Times, serif"/>
    <style:font-face style:name="Times New Roman1" svg:font-family="'Times New Roman'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02:11.615495000</meta:creation-date>
    <dc:date>2017-01-14T14:53:23.232782000</dc:date>
    <meta:editing-duration>PT10H30M17S</meta:editing-duration>
    <meta:editing-cycles>2</meta:editing-cycles>
    <meta:generator>LibreOffice/4.1.5.3$MacOSX_x86 LibreOffice_project/1c1366bba2ba2b554cd2ca4d87c06da81c05d24</meta:generator>
    <meta:document-statistic meta:table-count="0" meta:image-count="0" meta:object-count="0" meta:page-count="1" meta:paragraph-count="19" meta:word-count="462" meta:character-count="2820" meta:non-whitespace-character-count="2372"/>
  </office:meta>
</office:document-meta>
</file>